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08dea"/>
    </style:style>
    <style:style style:name="P2" style:family="paragraph" style:parent-style-name="Text_20_body">
      <style:text-properties officeooo:rsid="0011ff8e" officeooo:paragraph-rsid="0011ff8e"/>
    </style:style>
    <style:style style:name="P3" style:family="paragraph" style:parent-style-name="Heading_20_2">
      <style:text-properties fo:language="es" fo:country="ES" officeooo:rsid="000eabf8" officeooo:paragraph-rsid="00108dea"/>
    </style:style>
    <style:style style:name="P4" style:family="paragraph" style:parent-style-name="Heading_20_2">
      <style:text-properties fo:language="es" fo:country="ES" fo:font-weight="normal" officeooo:rsid="000eabf8" officeooo:paragraph-rsid="00108dea" style:font-weight-asian="normal" style:font-weight-complex="normal"/>
    </style:style>
    <style:style style:name="P5" style:family="paragraph" style:parent-style-name="Heading_20_2">
      <style:text-properties fo:language="es" fo:country="ES" fo:font-weight="normal" officeooo:rsid="000eabf8" officeooo:paragraph-rsid="0016d485" style:font-weight-asian="normal" style:font-weight-complex="normal"/>
    </style:style>
    <style:style style:name="P6" style:family="paragraph" style:parent-style-name="Heading_20_2">
      <style:text-properties fo:language="es" fo:country="ES" officeooo:rsid="0016d485" officeooo:paragraph-rsid="0016d485"/>
    </style:style>
    <style:style style:name="P7" style:family="paragraph" style:parent-style-name="Heading_20_2">
      <style:text-properties officeooo:paragraph-rsid="00108dea"/>
    </style:style>
    <style:style style:name="P8" style:family="paragraph" style:parent-style-name="Standard">
      <style:paragraph-properties fo:line-height="100%"/>
      <style:text-properties fo:language="es" fo:country="ES" officeooo:paragraph-rsid="000eabf8" style:font-size-asian="18pt"/>
    </style:style>
    <style:style style:name="P9"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10"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11"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12" style:family="paragraph" style:parent-style-name="Heading_20_1">
      <style:text-properties fo:language="es" fo:country="ES" officeooo:paragraph-rsid="000eabf8"/>
    </style:style>
    <style:style style:name="P13" style:family="paragraph" style:parent-style-name="Heading_20_1">
      <style:text-properties fo:language="es" fo:country="ES" officeooo:paragraph-rsid="0016d485"/>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officeooo:rsid="0015a5d2" style:font-name-asian="Times New Roman" style:font-size-asian="10.5pt" style:language-asian="es" style:country-asian="ES" style:font-name-complex="Times New Roman" style:font-size-complex="12pt"/>
    </style:style>
    <style:style style:name="T17"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8" style:family="text">
      <style:text-properties officeooo:rsid="00148740"/>
    </style:style>
    <style:style style:name="T19" style:family="text">
      <style:text-properties officeooo:rsid="0016d485"/>
    </style:style>
    <text:list-style style:name="L1">
      <text:list-level-style-number text:level="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Fundamentos de criptografía y seguridad informática</text:span><text:span text:style-name="T2"> 201</text:span><text:span text:style-name="T3">6</text:span><text:span text:style-name="T2">/201</text:span><text:span text:style-name="T3">7</text:span></text:p>
      <text:p text:style-name="P9"/>
      <text:p text:style-name="P9"/>
      <text:p text:style-name="P9"/>
      <text:p text:style-name="P9"/>
      <text:p text:style-name="P9"/>
      <text:p text:style-name="P10">PRÁCTICA <text:span text:style-name="T18">2</text:span>: <text:span text:style-name="T18">SEGURIDAD PERFECTA Y CRIPTOGRAFÍA SIMÉTRICA</text:span></text:p>
      <text:p text:style-name="P9"/>
      <text:p text:style-name="P9"/>
      <text:p text:style-name="P9"/>
      <text:p text:style-name="P9"/>
      <text:p text:style-name="P9"/>
      <text:p text:style-name="P9"/>
      <text:p text:style-name="P11">Nombres: </text:p>
      <text:p text:style-name="P11"><text:tab/>Miguel Andrés Russián Rojas</text:p>
      <text:p text:style-name="P11"><text:tab/>Víctor Martín Hernández</text:p>
      <text:p text:style-name="P9">Grupo: <text:span text:style-name="T1">1461</text:span></text:p>
      <text:h text:style-name="P12" text:outline-level="1"><text:soft-page-break/>Ejercicio <text:span text:style-name="T9">1</text:span>: S<text:span text:style-name="T10">eguridad Perfecta</text:span></text:h>
      <text:h text:style-name="P3" text:outline-level="2">Comprobación empírica de la Seguridad Perfecta del cifrado de desplazamiento</text:h>
      <text:h text:style-name="P4"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7"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17">BIASED_P</text:span><text:span text:style-name="T14">.</text:span></text:h>
      <text:p text:style-name="P1"><text:span text:style-name="T14"/></text:p>
      <text:p text:style-name="P2"><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p text:style-name="P2"><text:span text:style-name="T15"/></text:p>
      <text:h text:style-name="P13" text:outline-level="1">Ejercicio <text:span text:style-name="T19">2</text:span>: <text:span text:style-name="T19">Implementación del DES</text:span></text:h>
      <text:h text:style-name="P6" text:outline-level="2">Programación del DES</text:h>
      <text:h text:style-name="P5" text:outline-level="2"><text:span text:style-name="T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01T22:27:11.481943702</dc:date>
    <meta:editing-duration>PT10M7S</meta:editing-duration>
    <meta:editing-cycles>3</meta:editing-cycles>
    <meta:generator>LibreOffice/5.1.6.2.0$Linux_X86_64 LibreOffice_project/10$Build-2</meta:generator>
    <meta:document-statistic meta:table-count="0" meta:image-count="0" meta:object-count="0" meta:page-count="2" meta:paragraph-count="13" meta:word-count="288" meta:character-count="1867" meta:non-whitespace-character-count="1592"/>
  </office:meta>
</office:document-meta>
</file>